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gner.getPrivat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gn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gner.Sig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gner.setKeyPair( java . security . KeyPai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gner.Signer( java . lang . String var0 , java . security . IdentityScop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gner.Signe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